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TravTask.travers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Task.with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Task.getQuery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Task.withWa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archTravTask.withTra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Task.SearchTrav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Task.withSear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